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8376" calcext:value-type="float">
            <text:p>60.1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0488" calcext:value-type="float">
            <text:p>59.5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6688" calcext:value-type="float">
            <text:p>59.6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7648" calcext:value-type="float">
            <text:p>59.6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1528" calcext:value-type="float">
            <text:p>60.2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9568" calcext:value-type="float">
            <text:p>59.7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9936" calcext:value-type="float">
            <text:p>61.2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0048" calcext:value-type="float">
            <text:p>59.8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8464" calcext:value-type="float">
            <text:p>59.3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844" calcext:value-type="float">
            <text:p>59.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1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0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9592" calcext:value-type="float">
            <text:p>59.2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0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0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02103103001</text:p>
          </table:table-cell>
          <table:table-cell office:value-type="string" calcext:value-type="string">
            <text:p>15N 51W 21DCC:G-12631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012" calcext:value-type="float">
            <text:p>58.1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